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ahnschrift" svg:font-family="Bahnschrift" style:font-family-generic="swiss" style:font-pitch="variable" svg:panose-1="2 11 5 2 4 2 4 2 2 3"/>
  </office:font-face-decls>
  <office:automatic-styles>
    <style:style style:name="P1" style:parent-style-name="Title" style:master-page-name="MP0" style:family="paragraph">
      <style:paragraph-properties fo:break-before="page"/>
      <style:text-properties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font-size="16pt" style:font-size-asian="16pt" style:font-size-complex="16pt" fo:language="fr" fo:country="FR"/>
    </style:style>
    <style:style style:name="P4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 fo:language="fr" fo:country="FR"/>
    </style:style>
    <style:style style:name="P5" style:parent-style-name="Normal" style:family="paragraph">
      <style:text-properties fo:font-size="13pt" style:font-size-asian="13pt" style:font-size-complex="13pt"/>
    </style:style>
    <style:style style:name="P6" style:parent-style-name="Normal" style:family="paragraph">
      <style:text-properties fo:font-size="13pt" style:font-size-asian="13pt" style:font-size-complex="13pt"/>
    </style:style>
    <style:style style:name="P7" style:parent-style-name="Normal" style:family="paragraph">
      <style:text-properties fo:font-size="13pt" style:font-size-asian="13pt" style:font-size-complex="13pt"/>
    </style:style>
    <style:style style:name="P8" style:parent-style-name="Normal" style:family="paragraph">
      <style:text-properties fo:font-size="13pt" style:font-size-asian="13pt" style:font-size-complex="13pt"/>
    </style:style>
    <style:style style:name="P9" style:parent-style-name="Normal" style:family="paragraph">
      <style:text-properties fo:font-size="13pt" style:font-size-asian="13pt" style:font-size-complex="13pt"/>
    </style:style>
    <style:style style:name="P10" style:parent-style-name="Normal" style:family="paragraph">
      <style:text-properties fo:font-size="13pt" style:font-size-asian="13pt" style:font-size-complex="13pt"/>
    </style:style>
    <style:style style:name="P11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12" style:parent-style-name="Normal" style:family="paragraph">
      <style:text-properties fo:font-size="13pt" style:font-size-asian="13pt" style:font-size-complex="13pt"/>
    </style:style>
    <style:style style:name="P13" style:parent-style-name="Normal" style:family="paragraph">
      <style:text-properties fo:font-size="13pt" style:font-size-asian="13pt" style:font-size-complex="13pt"/>
    </style:style>
    <style:style style:name="P14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15" style:parent-style-name="Normal" style:family="paragraph">
      <style:text-properties fo:font-size="13pt" style:font-size-asian="13pt" style:font-size-complex="13pt"/>
    </style:style>
    <style:style style:name="P16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17" style:parent-style-name="Normal" style:family="paragraph">
      <style:text-properties fo:font-size="13pt" style:font-size-asian="13pt" style:font-size-complex="13pt"/>
    </style:style>
    <style:style style:name="P18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19" style:parent-style-name="Normal" style:family="paragraph">
      <style:text-properties fo:font-size="13pt" style:font-size-asian="13pt" style:font-size-complex="13pt"/>
    </style:style>
    <style:style style:name="P20" style:parent-style-name="Normal" style:family="paragraph">
      <style:text-properties fo:font-size="13pt" style:font-size-asian="13pt" style:font-size-complex="13pt"/>
    </style:style>
    <style:style style:name="P21" style:parent-style-name="Normal" style:family="paragraph">
      <style:text-properties fo:font-size="13pt" style:font-size-asian="13pt" style:font-size-complex="13pt"/>
    </style:style>
    <style:style style:name="P22" style:parent-style-name="Normal" style:family="paragraph">
      <style:text-properties style:font-name="Bahnschrift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Chapter 2 : Specification and Conception</text:p>
      <text:p text:style-name="P2"/>
      <text:p text:style-name="P3"/>
      <text:p text:style-name="P4">2.1 Introduction</text:p>
      <text:p text:style-name="P5">After presenting the general context of our project, we will dedicate this chapter to present our project in a formal way. We will do a detailed and complete analysis of<text:s/>different needs related to our application which will include:</text:p>
      <text:p text:style-name="P6"><text:s text:c="2"/>- specifying the functional and non-functional requirements of our system.</text:p>
      <text:p text:style-name="P7"><text:s text:c="2"/>-an identification of the main actors that are going to interact with our application.</text:p>
      <text:p text:style-name="P8"><text:s text:c="2"/>-presentation of the global use case diagram</text:p>
      <text:p text:style-name="P9"><text:s text:c="2"/>-presentation of different detailed use case diagrams</text:p>
      <text:p text:style-name="P10"/>
      <text:p text:style-name="P11">2.2 Functional requirements</text:p>
      <text:p text:style-name="P12">In the following, we will present the functional requirements of our project. <text:s text:c="2"/></text:p>
      <text:p text:style-name="P13">Functional requirements express the actions that the system must execute in response to user requests.<text:s/>In our<text:s/>case, our<text:s/>application must respond to the following needs:</text:p>
      <text:p text:style-name="P14">Registration</text:p>
      <text:p text:style-name="P15">The application must allow users to register in order to<text:s/>access<text:s/>the application</text:p>
      <text:p text:style-name="P16">Authentication</text:p>
      <text:p text:style-name="P17">It<text:s/>allows the user to connect using his email address in order to benefit from the application’s features.</text:p>
      <text:p text:style-name="P18">Consulting workout</text:p>
      <text:p text:style-name="P19">It allows the user to open his account everyday, and check his workout for that day.</text:p>
      <text:p text:style-name="P20"/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ahnschrift" svg:font-family="Bahnschrift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mi.ferjani</meta:initial-creator>
    <dc:creator>rami.ferjani</dc:creator>
    <meta:creation-date>2021-04-29T13:26:00Z</meta:creation-date>
    <dc:date>2021-05-05T16:21:00Z</dc:date>
    <meta:template xlink:href="Normal" xlink:type="simple"/>
    <meta:editing-cycles>3</meta:editing-cycles>
    <meta:editing-duration>PT16320S</meta:editing-duration>
    <meta:document-statistic meta:page-count="1" meta:paragraph-count="2" meta:word-count="173" meta:character-count="1161" meta:row-count="8" meta:non-whitespace-character-count="990"/>
  </office:meta>
</office:document-meta>
</file>